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6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 draw:shadow="hidden"/>
    </style:style>
    <style:style style:name="gr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polygon draw:style-name="gr1" draw:text-style-name="P1" draw:layer="layout" svg:width="0cm" svg:height="0cm" svg:x="2.522cm" svg:y="1.741cm" svg:viewBox="0 0 0 0" draw:points="0,0">
          <text:p/>
        </draw:polygon>
        <draw:polygon draw:style-name="gr2" draw:text-style-name="P1" draw:layer="layout" svg:width="0cm" svg:height="0cm" svg:x="2.945cm" svg:y="1.304cm" svg:viewBox="0 0 0 0" draw:points="0,0">
          <text:p/>
        </draw:polygon>
        <draw:g>
          <draw:g>
            <draw:polygon draw:style-name="gr3" draw:text-style-name="P1" draw:layer="layout" svg:width="0.387cm" svg:height="0cm" svg:x="4.016cm" svg:y="1.473cm" svg:viewBox="0 0 388 0" draw:points="0,0 388,0">
              <text:p/>
            </draw:polygon>
            <draw:g>
              <draw:polygon draw:style-name="gr4" draw:text-style-name="P1" draw:layer="layout" svg:width="0.387cm" svg:height="0cm" svg:x="3.412cm" svg:y="1.352cm" svg:viewBox="0 0 388 0" draw:points="0,0 388,0">
                <text:p/>
              </draw:polygon>
              <draw:polygon draw:style-name="gr5" draw:text-style-name="P1" draw:layer="layout" svg:width="0.387cm" svg:height="0cm" svg:x="3.412cm" svg:y="1.592cm" svg:viewBox="0 0 388 0" draw:points="0,0 388,0">
                <text:p/>
              </draw:polygon>
              <draw:path draw:style-name="gr6" draw:text-style-name="P2" draw:layer="layout" svg:width="0.123cm" svg:height="0.452cm" svg:x="3.709cm" svg:y="1.247cm" svg:viewBox="0 0 124 453" svg:d="m0 0c76 48 124 131 124 229 0 95-45 176-117 224">
                <text:p/>
              </draw:path>
            </draw:g>
            <draw:path draw:style-name="gr6" draw:text-style-name="P2" draw:layer="layout" svg:width="0.305cm" svg:height="0.222cm" svg:x="3.716cm" svg:y="1.252cm" svg:viewBox="0 0 306 223" svg:d="m0 0c147 0 267 91 306 223">
              <text:p/>
            </draw:path>
            <draw:path draw:style-name="gr6" draw:text-style-name="P2" draw:layer="layout" svg:width="-0.305cm" svg:height="-0.222cm" svg:x="4.023cm" svg:y="1.694cm" svg:viewBox="0 0 -306 -223" svg:d="m306 0c-147 0-267 91-306 223">
              <text:p/>
            </draw:path>
            <draw:polygon draw:style-name="gr7" draw:text-style-name="P1" draw:layer="layout" svg:width="0.432cm" svg:height="0.001cm" svg:x="3.407cm" svg:y="1.463cm" svg:viewBox="0 0 433 2" draw:points="0,2 433,0">
              <text:p/>
            </draw:polygon>
          </draw:g>
        </draw:g>
        <draw:polygon draw:style-name="gr8" draw:text-style-name="P1" draw:layer="layout" svg:width="0cm" svg:height="0cm" svg:x="2.945cm" svg:y="1.464cm" svg:viewBox="0 0 0 0" draw:points="0,0">
          <text:p/>
        </draw:polygon>
        <draw:polygon draw:style-name="gr9" draw:text-style-name="P1" draw:layer="layout" svg:width="0cm" svg:height="0cm" svg:x="3.068cm" svg:y="1.587cm" svg:viewBox="0 0 0 0" draw:points="0,0">
          <text:p/>
        </draw:polygon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1-13T18:06:31</dc:date>
    <dc:creator>khalid khan</dc:creator>
    <meta:editing-duration>PT5H59M59S</meta:editing-duration>
    <meta:editing-cycles>25</meta:editing-cycles>
    <meta:generator>LibreOffice/3.4$Linux LibreOffice_project/340m1$Build-402</meta:generator>
    <meta:document-statistic meta:object-count="14"/>
  </office:meta>
</office:document-meta>
</file>